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666666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svg:stroke-color="#999999" draw:fill="none" draw:fill-image-width="0cm" draw:fill-image-height="0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ff0000" draw:fill="solid" draw:fill-color="#ff0000" draw:fill-image-width="0cm" draw:fill-image-height="0cm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0000ff" draw:fill="none" draw:fill-color="#ff0000" draw:fill-image-width="0cm" draw:fill-image-height="0cm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0000ff" draw:marker-end="Arrow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6cm" svg:y1="10cm" svg:x2="20.3cm" svg:y2="10cm">
          <text:p/>
        </draw:line>
        <draw:line draw:style-name="gr1" draw:text-style-name="P1" draw:layer="layout" svg:x1="0.5cm" svg:y1="17.4cm" svg:x2="20cm" svg:y2="17.4cm">
          <text:p/>
        </draw:line>
        <draw:line draw:style-name="gr1" draw:text-style-name="P1" draw:layer="layout" svg:x1="6.9cm" svg:y1="3.9cm" svg:x2="6.9cm" svg:y2="24.2cm">
          <text:p/>
        </draw:line>
        <draw:line draw:style-name="gr1" draw:text-style-name="P1" draw:layer="layout" svg:x1="13.4cm" svg:y1="4.2cm" svg:x2="13.4cm" svg:y2="24.3cm">
          <text:p/>
        </draw:line>
        <draw:line draw:style-name="gr2" draw:text-style-name="P1" draw:layer="layout" svg:x1="0.5cm" svg:y1="13.7cm" svg:x2="20cm" svg:y2="13.7cm">
          <text:p/>
        </draw:line>
        <draw:line draw:style-name="gr2" draw:text-style-name="P1" draw:layer="layout" svg:x1="10.2cm" svg:y1="3.9cm" svg:x2="10.2cm" svg:y2="24.7cm">
          <text:p/>
        </draw:line>
        <draw:custom-shape draw:style-name="gr3" draw:text-style-name="P1" draw:layer="layout" svg:width="2.7cm" svg:height="20.1cm" svg:x="10.5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4cm" svg:height="2.9cm" svg:x="0.6cm" svg:y="14.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cm" svg:y1="24cm" svg:x2="12cm" svg:y2="15.5cm">
          <text:p/>
        </draw:line>
        <draw:line draw:style-name="gr5" draw:text-style-name="P1" draw:layer="layout" svg:x1="12cm" svg:y1="15.6cm" svg:x2="19cm" svg:y2="1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dh </meta:initial-creator>
    <meta:creation-date>2015-06-15T11:21:41.882633025</meta:creation-date>
    <dc:date>2015-06-15T13:04:45.035253763</dc:date>
    <dc:creator>Eddh </dc:creator>
    <meta:editing-duration>PT4M29S</meta:editing-duration>
    <meta:editing-cycles>14</meta:editing-cycles>
    <meta:generator>LibreOffice/4.2.8.2$Linux_X86_64 LibreOffice_project/420m0$Build-2</meta:generator>
    <meta:document-statistic meta:object-count="10"/>
  </office:meta>
</office:document-meta>
</file>